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ratings"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 office:value-type="string">
            <text:p>32323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string">
            <text:p>good student, bed m8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GOOD FRIEND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5</text:p>
          </table:table-cell>
          <table:table-cell office:value-type="string">
            <text:p>333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5</text:p>
          </table:table-cell>
          <table:table-cell office:value-type="string">
            <text:p>Good teammat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string">
            <text:p>bedtteamt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Goods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4</text:p>
          </table:table-cell>
          <table:table-cell office:value-type="string">
            <text:p>GJ Reann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GJ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5</text:p>
          </table:table-cell>
          <table:table-cell office:value-type="string">
            <text:p>nc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3333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4</text:p>
          </table:table-cell>
          <table:table-cell office:value-type="string">
            <text:p>GIVE ME MONEY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11-29T17:56:29+01:00</meta:creation-date>
  </office:meta>
</office:document-meta>
</file>